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0%" draw:textarea-horizontal-align="justify" draw:textarea-vertical-align="middle" draw:auto-grow-height="false" fo:min-height="1.872cm" fo:min-width="4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2.75cm" fo:min-width="4.905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2.75cm" fo:min-width="5.3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8000"/>
    </style:style>
    <style:style style:name="P5" style:family="paragraph">
      <loext:graphic-properties draw:fill="none" draw:fill-color="#ffffff"/>
      <style:text-properties fo:color="#ff0000"/>
    </style:style>
    <style:style style:name="P6" style:family="paragraph">
      <loext:graphic-properties draw:fill-color="#ffffff"/>
    </style:style>
    <style:style style:name="T1" style:family="text">
      <style:text-properties fo:color="#008000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.8cm" svg:height="3cm" svg:x="10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8cm" svg:y1="9.3cm" svg:x2="10.4cm" svg:y2="9.3cm" draw:start-shape="id1" draw:start-glue-point="1" draw:end-shape="id2" draw:end-glue-point="6" svg:d="M5800 9300h4600" svg:viewBox="0 0 4601 1">
          <text:p/>
        </draw:connector>
        <draw:frame draw:style-name="gr3" draw:text-style-name="P3" draw:layer="layout" svg:width="4.2cm" svg:height="1.673cm" svg:x="1.2cm" svg:y="8.6cm">
          <draw:text-box>
            <text:p>Amputation</text:p>
          </draw:text-box>
        </draw:frame>
        <draw:frame draw:style-name="gr4" draw:text-style-name="P3" draw:layer="layout" svg:width="3.4cm" svg:height="0.962cm" svg:x="11.6cm" svg:y="8.8cm">
          <draw:text-box>
            <text:p>Blastema</text:p>
          </draw:text-box>
        </draw:frame>
        <draw:custom-shape draw:style-name="gr5" draw:text-style-name="P1" xml:id="id1" draw:id="id1" draw:layer="layout" svg:width="5.405cm" svg:height="3cm" svg:x="0.395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8cm" svg:height="3cm" svg:x="21.6cm" svg:y="7.8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2cm" svg:y1="9.3cm" svg:x2="21.6cm" svg:y2="9.3cm" draw:start-shape="id2" draw:start-glue-point="10" draw:end-shape="id3" draw:end-glue-point="3" svg:d="M17200 9300h4400" svg:viewBox="0 0 4401 1">
          <text:p/>
        </draw:connector>
        <draw:connector draw:style-name="gr2" draw:text-style-name="P2" draw:layer="layout" svg:x1="24.5cm" svg:y1="7.8cm" svg:x2="13.8cm" svg:y2="7.8cm" draw:start-shape="id3" draw:start-glue-point="0" draw:end-shape="id2" draw:end-glue-point="4" svg:d="M24500 7800v-501h-10700v501" svg:viewBox="0 0 10701 502">
          <text:p/>
        </draw:connector>
        <draw:connector draw:style-name="gr2" draw:text-style-name="P2" draw:layer="layout" svg:x1="13.8cm" svg:y1="10.8cm" svg:x2="24.5cm" svg:y2="10.8cm" draw:start-shape="id2" draw:start-glue-point="8" draw:end-shape="id3" svg:d="M13800 10800v502h10700v-502" svg:viewBox="0 0 10701 503">
          <text:p/>
        </draw:connector>
        <draw:frame draw:style-name="gr4" draw:text-style-name="P3" draw:layer="layout" svg:width="3.8cm" svg:height="0.962cm" svg:x="23cm" svg:y="8.638cm">
          <draw:text-box>
            <text:p>Organs</text:p>
          </draw:text-box>
        </draw:frame>
        <draw:frame draw:style-name="gr4" draw:text-style-name="P4" draw:layer="layout" svg:width="4.4cm" svg:height="0.962cm" svg:x="17cm" svg:y="11.438cm">
          <draw:text-box>
            <text:p><text:span text:style-name="T1">Inductors</text:span></text:p>
          </draw:text-box>
        </draw:frame>
        <draw:frame draw:style-name="gr4" draw:text-style-name="P4" draw:layer="layout" svg:width="6cm" svg:height="0.962cm" svg:x="16cm" svg:y="6.4cm">
          <draw:text-box draw:corner-radius="2cm">
            <text:p><text:span text:style-name="T1">Inhibitors</text:span></text:p>
          </draw:text-box>
        </draw:frame>
        <draw:frame draw:style-name="gr3" draw:text-style-name="P5" draw:layer="layout" svg:width="5.8cm" svg:height="1.673cm" svg:x="5.6cm" svg:y="8.4cm">
          <draw:text-box>
            <text:p><text:span text:style-name="T2">Injury hormones</text:span></text:p>
          </draw:text-box>
        </draw:frame>
        <draw:frame draw:style-name="gr3" draw:text-style-name="P4" draw:layer="layout" svg:width="4.8cm" svg:height="1.673cm" svg:x="17.2cm" svg:y="8.4cm">
          <draw:text-box>
            <text:p><text:span text:style-name="T1">Regenera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1:54:05.227000000</meta:creation-date>
    <meta:editing-duration>P1DT3H50M7S</meta:editing-duration>
    <meta:editing-cycles>13</meta:editing-cycles>
    <dc:date>2016-05-27T18:50:19.463997235</dc:date>
    <meta:generator>LibreOffice/5.1.2.2$Linux_X86_64 LibreOffice_project/10m0$Build-2</meta:generator>
    <meta:document-statistic meta:object-count="37"/>
  </office:meta>
</office:document-meta>
</file>